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Liberation Mono"/>
    </style:style>
    <style:style style:name="ce39" style:family="table-cell" style:parent-style-name="Default">
      <style:text-properties style:font-name="Liberation Mono"/>
    </style:style>
    <style:style style:name="ce40" style:family="table-cell" style:parent-style-name="Default">
      <style:table-cell-properties fo:wrap-option="wrap"/>
      <style:text-properties style:font-name="Liberation Mono"/>
    </style:style>
    <style:style style:name="ce22" style:family="table-cell" style:parent-style-name="Default">
      <style:table-cell-properties fo:background-color="transparent"/>
      <style:text-properties style:font-name="Liberation Mono"/>
    </style:style>
    <style:style style:name="ce28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1" style:font-name-complex="Liberation Mono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38"/>
        <table:table-column table:style-name="co9" table:default-cell-style-name="ce38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38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38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34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72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28" office:value-type="string" calcext:value-type="string">
            <text:p>split1</text:p>
          </table:table-cell>
          <table:table-cell table:style-name="ce28" office:value-type="string" calcext:value-type="string">
            <text:p>split2</text:p>
          </table:table-cell>
          <table:table-cell table:style-name="ce28" office:value-type="string" calcext:value-type="string">
            <text:p>split3</text:p>
          </table:table-cell>
          <table:table-cell table:style-name="ce28" office:value-type="string" calcext:value-type="string">
            <text:p>split4</text:p>
          </table:table-cell>
          <table:table-cell table:style-name="ce28" office:value-type="string" calcext:value-type="string">
            <text:p>split5</text:p>
          </table:table-cell>
          <table:table-cell table:style-name="ce41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36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36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36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36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36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36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" calcext:value-type="error">
            <text:p>#N/A</text:p>
          </table:table-cell>
          <table:table-cell table:formula="of:=IFERROR(FIND(&quot;_&quot;;[.$A770];1);LEN([.$A770]))" office:value-type="string" office:string-value="" calcext:value-type="error">
            <text:p>#N/A</text:p>
          </table:table-cell>
          <table:table-cell table:formula="of:=IFERROR(FIND(&quot;_&quot;;[.$A770];1+[.B770]);LEN([.$A770]))" office:value-type="string" office:string-value="" calcext:value-type="error">
            <text:p>#N/A</text:p>
          </table:table-cell>
          <table:table-cell table:formula="of:=IFERROR(FIND(&quot;_&quot;;[.$A770];1+[.C770]);LEN([.$A770]))" office:value-type="string" office:string-value="" calcext:value-type="error">
            <text:p>#N/A</text:p>
          </table:table-cell>
          <table:table-cell table:formula="of:=IFERROR(FIND(&quot;_&quot;;[.$A770];1+[.D770]);LEN([.$A770]))" office:value-type="string" office:string-value="" calcext:value-type="error">
            <text:p>#N/A</text:p>
          </table:table-cell>
          <table:table-cell table:formula="of:=IFERROR(FIND(&quot;_&quot;;[.$A770];1+[.E770]);LEN([.$A770]))" office:value-type="string" office:string-value="" calcext:value-type="error">
            <text:p>#N/A</text:p>
          </table:table-cell>
          <table:table-cell/>
          <table:table-cell table:formula="of:=LEFT([.A770];[.G770])" office:value-type="string" office:string-value="" calcext:value-type="error">
            <text:p>#N/A</text:p>
          </table:table-cell>
          <table:table-cell table:formula="of:=VLOOKUP([.H770];[$source.$C$2:$source.$F$36];4;0)" office:value-type="string" office:string-value="" calcext:value-type="error">
            <text:p>#N/A</text:p>
          </table:table-cell>
          <table:table-cell table:style-name="ce7" table:formula="of:=IF(RIGHT([.A770];6)=&quot;_X_X_X&quot;;3;IF(RIGHT([.A770];4)=&quot;_X_X&quot;;2;IF(RIGHT([.A770];2)=&quot;_X&quot;;1;0)))" office:value-type="string" office:string-value="" calcext:value-type="error">
            <text:p>#N/A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" calcext:value-type="error">
            <text:p>#N/A</text:p>
          </table:table-cell>
          <table:table-cell table:formula="of:=IFERROR(FIND(&quot;_&quot;;[.$A771];1);LEN([.$A771]))" office:value-type="string" office:string-value="" calcext:value-type="error">
            <text:p>#N/A</text:p>
          </table:table-cell>
          <table:table-cell table:formula="of:=IFERROR(FIND(&quot;_&quot;;[.$A771];1+[.B771]);LEN([.$A771]))" office:value-type="string" office:string-value="" calcext:value-type="error">
            <text:p>#N/A</text:p>
          </table:table-cell>
          <table:table-cell table:formula="of:=IFERROR(FIND(&quot;_&quot;;[.$A771];1+[.C771]);LEN([.$A771]))" office:value-type="string" office:string-value="" calcext:value-type="error">
            <text:p>#N/A</text:p>
          </table:table-cell>
          <table:table-cell table:formula="of:=IFERROR(FIND(&quot;_&quot;;[.$A771];1+[.D771]);LEN([.$A771]))" office:value-type="string" office:string-value="" calcext:value-type="error">
            <text:p>#N/A</text:p>
          </table:table-cell>
          <table:table-cell table:formula="of:=IFERROR(FIND(&quot;_&quot;;[.$A771];1+[.E771]);LEN([.$A771]))" office:value-type="string" office:string-value="" calcext:value-type="error">
            <text:p>#N/A</text:p>
          </table:table-cell>
          <table:table-cell/>
          <table:table-cell table:formula="of:=LEFT([.A771];[.G771])" office:value-type="string" office:string-value="" calcext:value-type="error">
            <text:p>#N/A</text:p>
          </table:table-cell>
          <table:table-cell table:formula="of:=VLOOKUP([.H771];[$source.$C$2:$source.$F$36];4;0)" office:value-type="string" office:string-value="" calcext:value-type="error">
            <text:p>#N/A</text:p>
          </table:table-cell>
          <table:table-cell table:style-name="ce7" table:formula="of:=IF(RIGHT([.A771];6)=&quot;_X_X_X&quot;;3;IF(RIGHT([.A771];4)=&quot;_X_X&quot;;2;IF(RIGHT([.A771];2)=&quot;_X&quot;;1;0)))" office:value-type="string" office:string-value="" calcext:value-type="error">
            <text:p>#N/A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" calcext:value-type="error">
            <text:p>#N/A</text:p>
          </table:table-cell>
          <table:table-cell table:formula="of:=IFERROR(FIND(&quot;_&quot;;[.$A772];1);LEN([.$A772]))" office:value-type="string" office:string-value="" calcext:value-type="error">
            <text:p>#N/A</text:p>
          </table:table-cell>
          <table:table-cell table:formula="of:=IFERROR(FIND(&quot;_&quot;;[.$A772];1+[.B772]);LEN([.$A772]))" office:value-type="string" office:string-value="" calcext:value-type="error">
            <text:p>#N/A</text:p>
          </table:table-cell>
          <table:table-cell table:formula="of:=IFERROR(FIND(&quot;_&quot;;[.$A772];1+[.C772]);LEN([.$A772]))" office:value-type="string" office:string-value="" calcext:value-type="error">
            <text:p>#N/A</text:p>
          </table:table-cell>
          <table:table-cell table:formula="of:=IFERROR(FIND(&quot;_&quot;;[.$A772];1+[.D772]);LEN([.$A772]))" office:value-type="string" office:string-value="" calcext:value-type="error">
            <text:p>#N/A</text:p>
          </table:table-cell>
          <table:table-cell table:formula="of:=IFERROR(FIND(&quot;_&quot;;[.$A772];1+[.E772]);LEN([.$A772]))" office:value-type="string" office:string-value="" calcext:value-type="error">
            <text:p>#N/A</text:p>
          </table:table-cell>
          <table:table-cell/>
          <table:table-cell table:formula="of:=LEFT([.A772];[.G772])" office:value-type="string" office:string-value="" calcext:value-type="error">
            <text:p>#N/A</text:p>
          </table:table-cell>
          <table:table-cell table:formula="of:=VLOOKUP([.H772];[$source.$C$2:$source.$F$36];4;0)" office:value-type="string" office:string-value="" calcext:value-type="error">
            <text:p>#N/A</text:p>
          </table:table-cell>
          <table:table-cell table:style-name="ce7" table:formula="of:=IF(RIGHT([.A772];6)=&quot;_X_X_X&quot;;3;IF(RIGHT([.A772];4)=&quot;_X_X&quot;;2;IF(RIGHT([.A7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" calcext:value-type="error">
            <text:p>#N/A</text:p>
          </table:table-cell>
          <table:table-cell table:formula="of:=IFERROR(FIND(&quot;_&quot;;[.$A773];1);LEN([.$A773]))" office:value-type="string" office:string-value="" calcext:value-type="error">
            <text:p>#N/A</text:p>
          </table:table-cell>
          <table:table-cell table:formula="of:=IFERROR(FIND(&quot;_&quot;;[.$A773];1+[.B773]);LEN([.$A773]))" office:value-type="string" office:string-value="" calcext:value-type="error">
            <text:p>#N/A</text:p>
          </table:table-cell>
          <table:table-cell table:formula="of:=IFERROR(FIND(&quot;_&quot;;[.$A773];1+[.C773]);LEN([.$A773]))" office:value-type="string" office:string-value="" calcext:value-type="error">
            <text:p>#N/A</text:p>
          </table:table-cell>
          <table:table-cell table:formula="of:=IFERROR(FIND(&quot;_&quot;;[.$A773];1+[.D773]);LEN([.$A773]))" office:value-type="string" office:string-value="" calcext:value-type="error">
            <text:p>#N/A</text:p>
          </table:table-cell>
          <table:table-cell table:formula="of:=IFERROR(FIND(&quot;_&quot;;[.$A773];1+[.E773]);LEN([.$A773]))" office:value-type="string" office:string-value="" calcext:value-type="error">
            <text:p>#N/A</text:p>
          </table:table-cell>
          <table:table-cell/>
          <table:table-cell table:formula="of:=LEFT([.A773];[.G773])" office:value-type="string" office:string-value="" calcext:value-type="error">
            <text:p>#N/A</text:p>
          </table:table-cell>
          <table:table-cell table:formula="of:=VLOOKUP([.H773];[$source.$C$2:$source.$F$36];4;0)" office:value-type="string" office:string-value="" calcext:value-type="error">
            <text:p>#N/A</text:p>
          </table:table-cell>
          <table:table-cell table:style-name="ce7" table:formula="of:=IF(RIGHT([.A773];6)=&quot;_X_X_X&quot;;3;IF(RIGHT([.A773];4)=&quot;_X_X&quot;;2;IF(RIGHT([.A7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" calcext:value-type="error">
            <text:p>#N/A</text:p>
          </table:table-cell>
          <table:table-cell table:formula="of:=IFERROR(FIND(&quot;_&quot;;[.$A774];1);LEN([.$A774]))" office:value-type="string" office:string-value="" calcext:value-type="error">
            <text:p>#N/A</text:p>
          </table:table-cell>
          <table:table-cell table:formula="of:=IFERROR(FIND(&quot;_&quot;;[.$A774];1+[.B774]);LEN([.$A774]))" office:value-type="string" office:string-value="" calcext:value-type="error">
            <text:p>#N/A</text:p>
          </table:table-cell>
          <table:table-cell table:formula="of:=IFERROR(FIND(&quot;_&quot;;[.$A774];1+[.C774]);LEN([.$A774]))" office:value-type="string" office:string-value="" calcext:value-type="error">
            <text:p>#N/A</text:p>
          </table:table-cell>
          <table:table-cell table:formula="of:=IFERROR(FIND(&quot;_&quot;;[.$A774];1+[.D774]);LEN([.$A774]))" office:value-type="string" office:string-value="" calcext:value-type="error">
            <text:p>#N/A</text:p>
          </table:table-cell>
          <table:table-cell table:formula="of:=IFERROR(FIND(&quot;_&quot;;[.$A774];1+[.E774]);LEN([.$A774]))" office:value-type="string" office:string-value="" calcext:value-type="error">
            <text:p>#N/A</text:p>
          </table:table-cell>
          <table:table-cell/>
          <table:table-cell table:formula="of:=LEFT([.A774];[.G774])" office:value-type="string" office:string-value="" calcext:value-type="error">
            <text:p>#N/A</text:p>
          </table:table-cell>
          <table:table-cell table:formula="of:=VLOOKUP([.H774];[$source.$C$2:$source.$F$36];4;0)" office:value-type="string" office:string-value="" calcext:value-type="error">
            <text:p>#N/A</text:p>
          </table:table-cell>
          <table:table-cell table:style-name="ce7" table:formula="of:=IF(RIGHT([.A774];6)=&quot;_X_X_X&quot;;3;IF(RIGHT([.A774];4)=&quot;_X_X&quot;;2;IF(RIGHT([.A7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" calcext:value-type="error">
            <text:p>#N/A</text:p>
          </table:table-cell>
          <table:table-cell table:formula="of:=IFERROR(FIND(&quot;_&quot;;[.$A775];1);LEN([.$A775]))" office:value-type="string" office:string-value="" calcext:value-type="error">
            <text:p>#N/A</text:p>
          </table:table-cell>
          <table:table-cell table:formula="of:=IFERROR(FIND(&quot;_&quot;;[.$A775];1+[.B775]);LEN([.$A775]))" office:value-type="string" office:string-value="" calcext:value-type="error">
            <text:p>#N/A</text:p>
          </table:table-cell>
          <table:table-cell table:formula="of:=IFERROR(FIND(&quot;_&quot;;[.$A775];1+[.C775]);LEN([.$A775]))" office:value-type="string" office:string-value="" calcext:value-type="error">
            <text:p>#N/A</text:p>
          </table:table-cell>
          <table:table-cell table:formula="of:=IFERROR(FIND(&quot;_&quot;;[.$A775];1+[.D775]);LEN([.$A775]))" office:value-type="string" office:string-value="" calcext:value-type="error">
            <text:p>#N/A</text:p>
          </table:table-cell>
          <table:table-cell table:formula="of:=IFERROR(FIND(&quot;_&quot;;[.$A775];1+[.E775]);LEN([.$A775]))" office:value-type="string" office:string-value="" calcext:value-type="error">
            <text:p>#N/A</text:p>
          </table:table-cell>
          <table:table-cell/>
          <table:table-cell table:formula="of:=LEFT([.A775];[.G775])" office:value-type="string" office:string-value="" calcext:value-type="error">
            <text:p>#N/A</text:p>
          </table:table-cell>
          <table:table-cell table:formula="of:=VLOOKUP([.H775];[$source.$C$2:$source.$F$36];4;0)" office:value-type="string" office:string-value="" calcext:value-type="error">
            <text:p>#N/A</text:p>
          </table:table-cell>
          <table:table-cell table:style-name="ce7" table:formula="of:=IF(RIGHT([.A775];6)=&quot;_X_X_X&quot;;3;IF(RIGHT([.A775];4)=&quot;_X_X&quot;;2;IF(RIGHT([.A7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" calcext:value-type="error">
            <text:p>#N/A</text:p>
          </table:table-cell>
          <table:table-cell table:formula="of:=IFERROR(FIND(&quot;_&quot;;[.$A776];1);LEN([.$A776]))" office:value-type="string" office:string-value="" calcext:value-type="error">
            <text:p>#N/A</text:p>
          </table:table-cell>
          <table:table-cell table:formula="of:=IFERROR(FIND(&quot;_&quot;;[.$A776];1+[.B776]);LEN([.$A776]))" office:value-type="string" office:string-value="" calcext:value-type="error">
            <text:p>#N/A</text:p>
          </table:table-cell>
          <table:table-cell table:formula="of:=IFERROR(FIND(&quot;_&quot;;[.$A776];1+[.C776]);LEN([.$A776]))" office:value-type="string" office:string-value="" calcext:value-type="error">
            <text:p>#N/A</text:p>
          </table:table-cell>
          <table:table-cell table:formula="of:=IFERROR(FIND(&quot;_&quot;;[.$A776];1+[.D776]);LEN([.$A776]))" office:value-type="string" office:string-value="" calcext:value-type="error">
            <text:p>#N/A</text:p>
          </table:table-cell>
          <table:table-cell table:formula="of:=IFERROR(FIND(&quot;_&quot;;[.$A776];1+[.E776]);LEN([.$A776]))" office:value-type="string" office:string-value="" calcext:value-type="error">
            <text:p>#N/A</text:p>
          </table:table-cell>
          <table:table-cell/>
          <table:table-cell table:formula="of:=LEFT([.A776];[.G776])" office:value-type="string" office:string-value="" calcext:value-type="error">
            <text:p>#N/A</text:p>
          </table:table-cell>
          <table:table-cell table:formula="of:=VLOOKUP([.H776];[$source.$C$2:$source.$F$36];4;0)" office:value-type="string" office:string-value="" calcext:value-type="error">
            <text:p>#N/A</text:p>
          </table:table-cell>
          <table:table-cell table:style-name="ce7" table:formula="of:=IF(RIGHT([.A776];6)=&quot;_X_X_X&quot;;3;IF(RIGHT([.A776];4)=&quot;_X_X&quot;;2;IF(RIGHT([.A7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3-12-09T13:39:20.380851033</dc:date>
    <meta:editing-duration>P29DT11H52M33S</meta:editing-duration>
    <meta:editing-cycles>172</meta:editing-cycles>
    <meta:generator>LibreOffice/7.3.7.2$Linux_X86_64 LibreOffice_project/30$Build-2</meta:generator>
    <meta:document-statistic meta:table-count="3" meta:cell-count="12419" meta:object-count="0"/>
  </office:meta>
</office:document-meta>
</file>